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Command.setAutomaticResponseFileThreshold( int automaticResponseFileThresho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Command.addArguments( String [ ] argum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tCommand.addArgument( String argument1 , String argument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tCommand.setFailOnErro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Command.getAutomaticResponseFileThresh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Command.setExecutableCommandLin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NetCommand.getFailFail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Command.setTraceCommandLin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Command.logVerbos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Command.NetCommand( Task owner , String title , String prog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tCommand.addArgument( String argument , boolean mayBeInResponse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tCommand.runComman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NetCommand.prepareExecut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etCommand.scanOneFileset( DirectoryScanner scanner , Hashtable filesToBuild , long outputTimestam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etCommand.addArgument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Command.logError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Command.setUseResponseFile( boolean useRespons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Command.isUseRespons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Command.setDirectory( File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